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900000138D6814F69A293FC63.png" manifest:media-type="image/png"/>
  <manifest:file-entry manifest:full-path="Pictures/100000010000073900000138B893CA987BD57F80.png" manifest:media-type="image/png"/>
  <manifest:file-entry manifest:full-path="Pictures/100000010000073B0000010CAF48083D7DAD3A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086" officeooo:paragraph-rsid="000db086"/>
    </style:style>
    <style:style style:name="P3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6pt" officeooo:rsid="000db086" officeooo:paragraph-rsid="000db086" style:font-size-asian="16pt" style:font-size-complex="16pt"/>
    </style:style>
    <style:style style:name="P5" style:family="paragraph" style:parent-style-name="Standard">
      <style:text-properties fo:font-size="16pt" fo:font-weight="bold" officeooo:rsid="000db086" officeooo:paragraph-rsid="000db086" style:font-size-asian="16pt" style:font-weight-asian="bold" style:font-size-complex="16pt" style:font-weight-complex="bold"/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font-size="22pt" officeooo:rsid="000db086" style:font-size-asian="19.25pt" style:font-size-complex="22pt"/>
    </style:style>
    <style:style style:name="T3" style:family="text">
      <style:text-properties fo:font-size="22pt" officeooo:rsid="000ec82f" style:font-size-asian="22pt" style:font-size-complex="22pt"/>
    </style:style>
    <style:style style:name="T4" style:family="text">
      <style:text-properties officeooo:rsid="000ec8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2"/><text:tab/><text:tab/><text:tab/><text:tab/></text:span><text:span text:style-name="T2">SQL Assignment no 11</text:span> <text:s text:c="169"/></text:p>
      <text:p text:style-name="P3"><text:tab/><text:tab/><text:tab/><text:tab/> <text:s text:c="8"/><text:span text:style-name="T3">SUBQUERIES</text:span></text:p>
      <text:p text:style-name="Standard"/>
      <text:p text:style-name="P4"/>
      <text:p text:style-name="P5">1)</text:p>
      <text:p text:style-name="Standard"><draw:frame draw:style-name="fr1" draw:name="Image1" text:anchor-type="char" svg:x="0cm" svg:y="0.473cm" svg:width="17cm" svg:height="2.461cm" draw:z-index="0"><draw:image xlink:href="Pictures/100000010000073B0000010CAF48083D7DAD3A36.png" xlink:type="simple" xlink:show="embed" xlink:actuate="onLoad" draw:mime-type="image/png"/></draw:frame></text:p>
      <text:p text:style-name="Standard"/>
      <text:p text:style-name="Standard"/>
      <text:p text:style-name="P5">2)</text:p>
      <text:p text:style-name="Standard"><draw:frame draw:style-name="fr1" draw:name="Image2" text:anchor-type="char" svg:x="0.185cm" svg:y="0.247cm" svg:width="17cm" svg:height="2.868cm" draw:z-index="1"><draw:image xlink:href="Pictures/100000010000073900000138B893CA987BD57F80.png" xlink:type="simple" xlink:show="embed" xlink:actuate="onLoad" draw:mime-type="image/png"/></draw:frame><text:s text:c="176"/></text:p>
      <text:p text:style-name="P5">3)</text:p>
      <text:p text:style-name="P2"><draw:frame draw:style-name="fr1" draw:name="Image3" text:anchor-type="char" svg:x="-0.079cm" svg:y="0.785cm" svg:width="17cm" svg:height="2.868cm" draw:z-index="2"><draw:image xlink:href="Pictures/100000010000073900000138D6814F69A293FC63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21:17.031081676</meta:creation-date>
    <dc:date>2023-09-15T16:03:19.456357722</dc:date>
    <meta:editing-duration>PT2H5M51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6" meta:word-count="8" meta:character-count="401" meta:non-whitespace-character-count="33"/>
  </office:meta>
</office:document-meta>
</file>